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2d2f38" style:font-name="Ubuntu" fo:font-size="18pt" style:font-size-asian="18pt" style:font-size-complex="18pt"/>
    </style:style>
    <style:style style:name="P2" style:family="paragraph" style:parent-style-name="Standard">
      <style:text-properties fo:color="#2d2f38" style:font-name="Ubuntu" fo:font-size="18pt" officeooo:paragraph-rsid="0008e539" style:font-size-asian="18pt" style:font-size-complex="18pt"/>
    </style:style>
    <style:style style:name="P3" style:family="paragraph" style:parent-style-name="Standard">
      <style:text-properties fo:color="#2d2f38" style:font-name="Ubuntu" officeooo:paragraph-rsid="00093f69"/>
    </style:style>
    <style:style style:name="T1" style:family="text">
      <style:text-properties style:font-name="Ubuntu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489d3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489d3"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<text:span text:style-name="T5"><text:s text:c="2"/>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3"/><text:tab/></text:span><text:span text:style-name="T10">S</text:span><text:span text:style-name="T12">ubstituer : </text:span><text:span text:style-name="T8">que peut-on remplacer ? quel élément peut-on mettre à la place d’un autre ?</text:span></text:p>
      <text:p text:style-name="P1"><text:s text:c="4"/><text:tab/><text:span text:style-name="T10">C</text:span><text:span text:style-name="T12">ombiner : </text:span><text:span text:style-name="T8">que peut-on fusionner ?</text:span></text:p>
      <text:p text:style-name="P1"><text:s text:c="4"/><text:tab/><text:span text:style-name="T10">A</text:span><text:span text:style-name="T12">dopter :</text:span><text:span text:style-name="T5"> </text:span><text:span text:style-name="T8">peut-on s’inspirer de quelque chose de comparable ?</text:span></text:p>
      <text:p text:style-name="P1"><text:s text:c="4"/><text:tab/><text:span text:style-name="T10">M</text:span><text:span text:style-name="T12">odifier :</text:span> <text:span text:style-name="T8">peut-on changer la couleur, la forme, le mouvement, la signification ?</text:span></text:p>
      <text:p text:style-name="P1"><text:s text:c="4"/><text:tab/><text:span text:style-name="T10">M</text:span><text:span text:style-name="T12">agnifier :</text:span><text:span text:style-name="T11"> </text:span><text:span text:style-name="T8">que peut-on ajouter, exagérer ?</text:span></text:p>
      <text:p text:style-name="P1"><text:s text:c="4"/><text:tab/><text:span text:style-name="T10">P</text:span><text:span text:style-name="T12">roduire : </text:span><text:span text:style-name="T8">quels sont les autres usages ?</text:span></text:p>
      <text:p text:style-name="P2"><text:s text:c="4"/><text:tab/><text:span text:style-name="T10">E</text:span><text:span text:style-name="T12">liminer : </text:span><text:span text:style-name="T8">qu’est-ce qui n’est pas nécessaire</text:span></text:p>
      <text:p text:style-name="P1"><text:s text:c="4"/><text:tab/><text:span text:style-name="T10">R</text:span><text:span text:style-name="T12">enverser :</text:span><text:span text:style-name="T11"> </text:span><text:span text:style-name="T8">est-ce qu’on peut faire le contraire, revenir en arrière, changer les rôles ?</text:span></text:p>
      <text:p text:style-name="P1"><text:s text:c="4"/><text:tab/><text:span text:style-name="T10">R</text:span><text:span text:style-name="T12">éorganiser : </text:span><text:span text:style-name="T8">qu’est-ce qui peut changer de place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1:41:04.645949111</meta:creation-date>
    <dc:date>2021-02-25T11:56:19.651889269</dc:date>
    <meta:editing-duration>PT4M54S</meta:editing-duration>
    <meta:editing-cycles>1</meta:editing-cycles>
    <meta:document-statistic meta:table-count="0" meta:image-count="0" meta:object-count="0" meta:page-count="1" meta:paragraph-count="10" meta:word-count="91" meta:character-count="581" meta:non-whitespace-character-count="451"/>
    <meta:generator>LibreOffice/6.0.7.3$Linux_X86_64 LibreOffice_project/00m0$Build-3</meta:generator>
  </office:meta>
</office:document-meta>
</file>